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totypes:</text:h>
      <text:p text:style-name="Text_20_body"/>
      <text:h text:style-name="Heading_20_2" text:outline-level="2">Item 1 – Mini-ITX board running LiveCD Linux with SD-to-IDE (or SATA)</text:h>
      <text:p text:style-name="Text_20_body"><text:span text:style-name="T1">Reason why: </text:span><text:s/>The computer boards need to be small, so mini-ITX was chosen. <text:s/>The LiveCD type of install will sample the hardware during each startup. <text:s/>The SD-to-IDE or SD-to-SATA boards will replace the hard drive and be more reliable. <text:s/>Need to verify that all of this works together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</text:p>
      <text:p text:style-name="Text_20_body"/>
      <text:h text:style-name="Heading_20_2" text:outline-level="2">Item 2 – Pinsetter web cam with Linux</text:h>
      <text:p text:style-name="Text_20_body"><text:span text:style-name="T1">Reason why: </text:span><text:s/>Web cams are not supported well in Linux. <text:s/>Need to test the cheap ones made in China. <text:s/>Use the drivers from the French open source developer (<text:a xlink:type="simple" xlink:href="http://mxhaard.free.fr/spca5xx.html">http://mxhaard.free.fr/spca5xx.html</text:a>)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</text:p>
      <text:p text:style-name="Text_20_body"/>
      <text:h text:style-name="Heading_20_2" text:outline-level="2">Item 3 – Qt screen development with OpenGL and “stretch” screens for different resolutions</text:h>
      <text:p text:style-name="Text_20_body"><text:span text:style-name="T1">Reason why: </text:span><text:s/>The Qt screens will need to be scalable or stretchable to fit different resolutions. <text:s/>Also need to test the OpenGL capabilities of Qt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4 – One computer to drive both upper (or lower) screens with OpenGL (dualhead GPU – not using Xephyr)</text:h>
      <text:p text:style-name="Text_20_body"><text:span text:style-name="T1">Reason why: </text:span><text:s/>Using one computer to drive both screens will save money in hardware. <text:s/>Need to verify OpenGL with graphics rendering from the GPU for both screens (not the CPU). <text:s/>May need a nVidia chipset to perform this on a dualhead GPU. <text:s/>Two X servers – one for each screen device? <text:s/>3D / OpenGL may not be possible for both screens in multiseat mode yet.</text:p>
      <text:p text:style-name="Text_20_body">(MDM – multiseat display manager, x servers – multiple instances, X RandR)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<text:soft-page-break/>Item 5 – One computer to drive both lower screens and input devices (udev / evdev)</text:h>
      <text:p text:style-name="Text_20_body"><text:span text:style-name="T1">Reason why: </text:span><text:s/>Using one computer to drive both screens and input devices will save money in hardware. <text:s/>Need to test the multiseat functionality with different input devices without stealing the pointer (mouse) selection from each screen. <text:s/>Two X servers – one for each screen / input device?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6 – OS updates to the read-only partition (while remaining secure)</text:h>
      <text:p text:style-name="Text_20_body"><text:span text:style-name="T1">Reason why: </text:span><text:s/>There needs to be an easy way to update the software from the Front Desk or other computer on the network. <text:s/>Updating the application software should be easy, but the read-only OS partition may be difficult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7 – Switch to pinsetter rake arm for ball thrown</text:h>
      <text:p text:style-name="Text_20_body"><text:span text:style-name="T1">Reason why: </text:span><text:s/>May need a switch hooked to the RS-232 or parallel port to recognize when a ball was thrown or the reset button was pressed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8 – Stream web cam data to other computer</text:h>
      <text:p text:style-name="Text_20_body"><text:span text:style-name="T1">Reason why: </text:span><text:s/>This may be needed for troubleshooting or setting up the web cam devices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Mead</meta:initial-creator>
    <meta:creation-date>2009-11-30T20:24:36.68</meta:creation-date>
    <dc:date>2009-11-30T21:54:39.42</dc:date>
    <dc:creator>Matt Mead</dc:creator>
    <meta:editing-duration>PT01H13M58S</meta:editing-duration>
    <meta:editing-cycles>8</meta:editing-cycles>
    <meta:generator>OpenOffice.org/3.1$Win32 OpenOffice.org_project/310m19$Build-9420</meta:generator>
    <meta:document-statistic meta:table-count="0" meta:image-count="0" meta:object-count="0" meta:page-count="2" meta:paragraph-count="34" meta:word-count="444" meta:character-count="2626"/>
  </office:meta>
</office:document-meta>
</file>